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16.4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07"/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5"/>
        <table:table-column table:style-name="co5" table:default-cell-style-name="ce1"/>
        <table:table-row table:style-name="ro1">
          <table:table-cell/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MODELE</text:p>
          </table:table-cell>
          <table:table-cell table:style-name="ce2" office:value-type="string" calcext:value-type="string">
            <text:p>QUANTITE</text:p>
          </table:table-cell>
          <table:table-cell table:style-name="ce2" office:value-type="string" calcext:value-type="string">
            <text:p>PRIX (euro)</text:p>
          </table:table-cell>
          <table:table-cell table:style-name="ce2" office:value-type="string" calcext:value-type="string">
            <text:p>FOURNISSEUR</text:p>
          </table:table-cell>
        </table:table-row>
        <table:table-row table:style-name="ro1"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string" calcext:value-type="string">
            <text:p><text:a xlink:href="http://www.makershed.com/products/alamode-for-raspberry-pi.html" xlink:type="simple">http://www.makershed.com/products/alamode-for-raspberry-pi.html</text:a></text:p>
          </table:table-cell>
        </table:table-row>
        <table:table-row table:style-name="ro1">
          <table:table-cell table:formula="of:=[.A3] + 1" office:value-type="float" office:value="2" calcext:value-type="float">
            <text:p>2</text:p>
          </table:table-cell>
          <table:table-cell office:value-type="string" calcext:value-type="string">
            <text:p>Raspberry Pi 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2" calcext:value-type="currency">
            <text:p>32,00 €</text:p>
          </table:table-cell>
          <table:table-cell office:value-type="string" calcext:value-type="string">
            <text:p><text:a xlink:href="http://www.kubii.fr/acheter-rpi/68-raspberry-pi-model-b-256mo-3170111000422.html" xlink:type="simple">http://www.kubii.fr/acheter-rpi/68-raspberry-pi-model-b-256mo-3170111000422.html</text:a></text:p>
          </table:table-cell>
        </table:table-row>
        <table:table-row table:style-name="ro1">
          <table:table-cell table:formula="of:=[.A4] + 1"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string" calcext:value-type="string">
            <text:p><text:a xlink:href="http://www.seeedstudio.com/depot/nfc-shield-v20-p-1370.html" xlink:type="simple">http://www.seeedstudio.com/depot/nfc-shield-v20-p-1370.html</text:a></text:p>
          </table:table-cell>
        </table:table-row>
        <table:table-row table:style-name="ro1">
          <table:table-cell table:formula="of:=[.A5] + 1"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string" calcext:value-type="string">
            <text:p><text:a xlink:href="http://www.seeedstudio.com/depot/bees-shield-p-672.html" xlink:type="simple">http://www.seeedstudio.com/depot/bees-shield-p-672.html</text:a></text:p>
          </table:table-cell>
        </table:table-row>
        <table:table-row table:style-name="ro1">
          <table:table-cell table:formula="of:=[.A6] + 1"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/>
        </table:table-row>
        <table:table-row table:style-name="ro1">
          <table:table-cell table:formula="of:=[.A7] + 1"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thepihut.com/products/7-port-usb-hub-for-the-raspberry-pi.html" xlink:type="simple">http://thepihut.com/products/7-port-usb-hub-for-the-raspberry-pi.html</text:a></text:p>
          </table:table-cell>
        </table:table-row>
        <table:table-row table:style-name="ro1">
          <table:table-cell table:formula="of:=[.A8] + 1" office:value-type="float" office:value="7" calcext:value-type="float">
            <text:p>7</text:p>
          </table:table-cell>
          <table:table-cell table:style-name="ce3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string" calcext:value-type="string">
            <text:p><text:a xlink:href="http://www.amazon.fr/EDUP-EP-N8508GS-150Mbps-Network-802-11n/dp/B00VEDL4WK/ref=sr_1_2?ie=UTF8&amp;qid=1430150384&amp;sr=8-2&amp;keywords=EDUP+EP-N8508GS" xlink:type="simple">Amazon.fr</text:a></text:p>
          </table:table-cell>
        </table:table-row>
        <table:table-row table:style-name="ro1">
          <table:table-cell table:formula="of:=[.A9] + 1"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BisLinks®-Module-caméra-arrière-Connecteur/dp/B00A8ZVXP8/ref=sr_1_18?s=electronics&amp;ie=UTF8&amp;qid=1430150708&amp;sr=1-18&amp;keywords=caméra+recul" xlink:type="simple">Amazon.fr</text:a></text:p>
          </table:table-cell>
        </table:table-row>
        <table:table-row table:style-name="ro1">
          <table:table-cell table:formula="of:=[.A10] + 1" office:value-type="float" office:value="9" calcext:value-type="float">
            <text:p>9</text:p>
          </table:table-cell>
          <table:table-cell office:value-type="string" calcext:value-type="string">
            <text:p>Ecran LCD 4,3 pouces avec camér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string" calcext:value-type="string">
            <text:p><text:a xlink:href="http://www.amazon.fr/MONITEUR-ECRAN-CAMERA-RECUL-VEHICULE/dp/B00B4M18CC/ref=sr_1_3?ie=UTF8&amp;qid=1430150539&amp;sr=8-3&amp;keywords=4,3+LCD+pouces" xlink:type="simple">Amazon.fr</text:a></text:p>
          </table:table-cell>
        </table:table-row>
        <table:table-row table:style-name="ro1">
          <table:table-cell table:formula="of:=[.A11] + 1" office:value-type="float" office:value="10" calcext:value-type="float">
            <text:p>10</text:p>
          </table:table-cell>
          <table:table-cell office:value-type="string" calcext:value-type="string">
            <text:p>Microphone Trust</text:p>
          </table:table-cell>
          <table:table-cell table:style-name="ce4" office:value-type="float" office:value="16973" calcext:value-type="float">
            <text:p>1697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Trust-Starzz-Microphone-pour-PC/dp/B003MFYY3Y/ref=sr_1_11?s=computers&amp;ie=UTF8&amp;qid=1430150854&amp;sr=1-11&amp;keywords=Trust" xlink:type="simple">Amazon.fr</text:a></text:p>
          </table:table-cell>
        </table:table-row>
        <table:table-row table:style-name="ro1">
          <table:table-cell table:formula="of:=[.A12] + 1"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string" calcext:value-type="string">
            <text:p><text:a xlink:href="http://www.amazon.fr/s/ref=nb_sb_noss_2?__mk_fr_FR=ÅMÅŽÕÑ&amp;url=search-alias=aps&amp;field-keywords=x-mini%20ii%20capsule" xlink:type="simple">Amazon.fr</text:a></text:p>
          </table:table-cell>
        </table:table-row>
        <table:table-row table:style-name="ro1">
          <table:table-cell table:formula="of:=[.A13] + 1"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<text:a xlink:href="http://www.amazon.fr/SODIAL-Convertisseur-Transformateur-Tension-Voltage/dp/B00JGFEQLE/ref=sr_1_4?s=electronics&amp;ie=UTF8&amp;qid=1430151203&amp;sr=1-4&amp;keywords=convertisseur+12v+5v" xlink:type="simple">Amazon.fr</text:a></text:p>
          </table:table-cell>
        </table:table-row>
        <table:table-row table:style-name="ro1">
          <table:table-cell table:formula="of:=[.A14] + 1"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string" calcext:value-type="string">
            <text:p><text:a xlink:href="http://www.amazon.fr/Bulk-CABLE-140HS-Câble-USB-2-0/dp/B000ZS9XEQ/ref=sr_1_2?ie=UTF8&amp;qid=1430151239&amp;sr=8-2&amp;keywords=cable+USB" xlink:type="simple">Amazon.fr</text:a></text:p>
          </table:table-cell>
        </table:table-row>
        <table:table-row table:style-name="ro1">
          <table:table-cell table:formula="of:=[.A15] + 1" office:value-type="float" office:value="14" calcext:value-type="float">
            <text:p>14</text:p>
          </table:table-cell>
          <table:table-cell office:value-type="string" calcext:value-type="string">
            <text:p>Carte SD (minimum 4Go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<text:a xlink:href="http://www.amazon.fr/s/ref=nb_sb_noss_2/275-3776975-5415630?__mk_fr_FR=ÅMÅŽÕÑ&amp;url=search-alias=aps&amp;field-keywords=carte sd 4go&amp;sprefix=carte+sd+4,aps" xlink:type="simple">Amazon.fr</text:a></text:p>
          </table:table-cell>
        </table:table-row>
        <table:table-row table:style-name="ro1">
          <table:table-cell table:formula="of:=[.A16] + 1" office:value-type="float" office:value="15" calcext:value-type="float">
            <text:p>15</text:p>
          </table:table-cell>
          <table:table-cell office:value-type="string" calcext:value-type="string">
            <text:p>Conencte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7] + 1" office:value-type="float" office:value="16" calcext:value-type="float">
            <text:p>16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8:18:54.614597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9:04:14.738813477</dc:date>
    <dc:creator>Poste 1</dc:creator>
    <meta:editing-duration>PT1H33M40S</meta:editing-duration>
    <meta:editing-cycles>19</meta:editing-cycles>
    <meta:generator>LibreOffice/4.2.7.2$Linux_X86_64 LibreOffice_project/420m0$Build-2</meta:generator>
    <meta:document-statistic meta:table-count="1" meta:cell-count="83" meta:object-count="0"/>
  </office:meta>
</office:document-meta>
</file>